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3_">T</text:span><text:span text:style-name="_37_">h</text:span><text:span text:style-name="_31_4">e</text:span><text:span text:style-name="_31_"> </text:span><text:span text:style-name="_38_">c</text:span><text:span text:style-name="_31_2">o</text:span><text:span text:style-name="_35_">n</text:span><text:span text:style-name="_31_0">v</text:span><text:span text:style-name="_31_3">e</text:span><text:span text:style-name="_35_">r</text:span><text:span text:style-name="_39_">s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d</text:span><text:span text:style-name="_33_">r</text:span><text:span text:style-name="_31_0">i</text:span><text:span text:style-name="_31_4">f</text:span><text:span text:style-name="_32_">t</text:span><text:span text:style-name="_38_">e</text:span><text:span text:style-name="_31_2">d</text:span><text:span text:style-name="_31_"> </text:span><text:span text:style-name="_31_0">s</text:span><text:span text:style-name="_31_4">m</text:span><text:span text:style-name="_32_">o</text:span><text:span text:style-name="_31_0">o</text:span><text:span text:style-name="_31_3">t</text:span><text:span text:style-name="_33_">h</text:span><text:span text:style-name="_38_">l</text:span><text:span text:style-name="_31_5">y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3">p</text:span><text:span text:style-name="_35_">l</text:span><text:span text:style-name="_38_">e</text:span><text:span text:style-name="_31_2">a</text:span><text:span text:style-name="_33_">s</text:span><text:span text:style-name="_37_">a</text:span><text:span text:style-name="_31_4">n</text:span><text:span text:style-name="_32_">t</text:span><text:span text:style-name="_37_">l</text:span><text:span text:style-name="_31_4">y</text:span><text:span text:style-name="_31_"> </text:span><text:span text:style-name="_31_0">a</text:span><text:span text:style-name="_31_2">l</text:span><text:span text:style-name="_35_">o</text:span><text:span text:style-name="_31_0">n</text:span><text:span text:style-name="_31_2">g</text:span><text:span text:style-name="_31_"> </text:span><text:span text:style-name="_31_0">f</text:span><text:span text:style-name="_31_2">r</text:span><text:span text:style-name="_33_">o</text:span><text:span text:style-name="_31_0">m</text:span><text:span text:style-name="_31_1"> </text:span><text:span text:style-name="_35_">w</text:span><text:span text:style-name="_37_">e</text:span><text:span text:style-name="_31_2">a</text:span><text:span text:style-name="_33_">t</text:span><text:span text:style-name="_31_0">h</text:span><text:span text:style-name="_31_5">e</text:span><text:span text:style-name="_33_">r</text:span><text:span text:style-name="_36_"> </text:span><text:span text:style-name="_31_5">t</text:span><text:span text:style-name="_33_">o</text:span><text:span text:style-name="_36_"> </text:span><text:span text:style-name="_31_5">c</text:span><text:span text:style-name="_33_">r</text:span><text:span text:style-name="_37_">o</text:span><text:span text:style-name="_31_2">p</text:span><text:span text:style-name="_35_">s</text:span><text:span text:style-name="_37_">,</text:span><text:span text:style-name="_31_1"> </text:span><text:span text:style-name="_34_">f</text:span><text:span text:style-name="_37_">r</text:span><text:span text:style-name="_31_4">o</text:span><text:span text:style-name="_33_">m</text:span><text:span text:style-name="_36_"> </text:span><text:span text:style-name="_31_4">c</text:span><text:span text:style-name="_34_">r</text:span><text:span text:style-name="_39_">o</text:span><text:span text:style-name="_31_2">p</text:span><text:span text:style-name="_32_">s</text:span><text:span text:style-name="_36_"> </text:span><text:span text:style-name="_31_5">t</text:span><text:span text:style-name="_35_">o</text:span><text:span text:style-name="_36_"> </text:span><text:span text:style-name="_31_4">l</text:span><text:span text:style-name="_35_">i</text:span><text:span text:style-name="_38_">t</text:span><text:span text:style-name="_31_3">e</text:span><text:span text:style-name="_35_">r</text:span><text:span text:style-name="_38_">a</text:span><text:span text:style-name="_31_2">t</text:span><text:span text:style-name="_34_">u</text:span><text:span text:style-name="_37_">r</text:span><text:span text:style-name="_31_4">e</text:span><text:span text:style-name="_34_">,</text:span><text:span text:style-name="_36_"> </text:span><text:span text:style-name="_31_5">f</text:span><text:span text:style-name="_35_">r</text:span><text:span text:style-name="_31_0">o</text:span><text:span text:style-name="_31_4">m</text:span><text:span text:style-name="_31_"> </text:span><text:span text:style-name="_31_0">l</text:span><text:span text:style-name="_31_4">i</text:span><text:span text:style-name="_33_">t</text:span><text:span text:style-name="_38_">e</text:span><text:span text:style-name="_31_3">r</text:span><text:span text:style-name="_32_">a</text:span><text:span text:style-name="_39_">t</text:span><text:span text:style-name="_31_5">u</text:span><text:span text:style-name="_34_">r</text:span><text:span text:style-name="_31_0">e</text:span><text:span text:style-name="_31_1"> </text:span><text:span text:style-name="_32_">t</text:span><text:span text:style-name="_31_0">o</text:span><text:span text:style-name="_31_1"> </text:span><text:span text:style-name="_33_">s</text:span><text:span text:style-name="_39_">c</text:span><text:span text:style-name="_31_3">a</text:span><text:span text:style-name="_35_">n</text:span><text:span text:style-name="_31_0">d</text:span><text:span text:style-name="_31_4">a</text:span><text:span text:style-name="_33_">l</text:span><text:span text:style-name="_31_0">,</text:span><text:span text:style-name="_31_1"> </text:span><text:span text:style-name="_35_">f</text:span><text:span text:style-name="_37_">r</text:span><text:span text:style-name="_31_3">o</text:span><text:span text:style-name="_33_">m</text:span><text:span text:style-name="_36_"> </text:span><text:span text:style-name="_31_3">s</text:span><text:span text:style-name="_33_">c</text:span><text:span text:style-name="_31_0">a</text:span><text:span text:style-name="_31_3">n</text:span><text:span text:style-name="_35_">d</text:span><text:span text:style-name="_31_0">a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7_">r</text:span><text:span text:style-name="_31_5">e</text:span><text:span text:style-name="_35_">l</text:span><text:span text:style-name="_37_">i</text:span><text:span text:style-name="_31_5">g</text:span><text:span text:style-name="_33_">i</text:span><text:span text:style-name="_31_0">o</text:span><text:span text:style-name="_31_3">n</text:span><text:span text:style-name="_35_">;</text:span><text:span text:style-name="_36_"> </text:span><text:span text:style-name="_31_2">t</text:span><text:span text:style-name="_35_">h</text:span><text:span text:style-name="_38_">e</text:span><text:span text:style-name="_31_2">n</text:span><text:span text:style-name="_31_"> </text:span><text:span text:style-name="_39_">t</text:span><text:span text:style-name="_31_4">o</text:span><text:span text:style-name="_33_">o</text:span><text:span text:style-name="_38_">k</text:span><text:span text:style-name="_31_1"> </text:span><text:span text:style-name="_32_">a</text:span><text:span text:style-name="_36_"> </text:span><text:span text:style-name="_31_4">r</text:span><text:span text:style-name="_34_">a</text:span><text:span text:style-name="_37_">n</text:span><text:span text:style-name="_31_2">d</text:span><text:span text:style-name="_35_">o</text:span><text:span text:style-name="_37_">m</text:span><text:span text:style-name="_31_1"> </text:span><text:span text:style-name="_34_">j</text:span><text:span text:style-name="_38_">u</text:span><text:span text:style-name="_31_3">m</text:span><text:span text:style-name="_33_">p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9_">l</text:span><text:span text:style-name="_31_3">a</text:span><text:span text:style-name="_34_">n</text:span><text:span text:style-name="_38_">d</text:span><text:span text:style-name="_31_2">e</text:span><text:span text:style-name="_35_">d</text:span><text:span text:style-name="_36_"> </text:span><text:span text:style-name="_31_2">o</text:span><text:span text:style-name="_34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2_">s</text:span><text:span text:style-name="_37_">u</text:span><text:span text:style-name="_31_3">b</text:span><text:span text:style-name="_34_">j</text:span><text:span text:style-name="_37_">e</text:span><text:span text:style-name="_31_2">c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b</text:span><text:span text:style-name="_35_">u</text:span><text:span text:style-name="_31_0">r</text:span><text:span text:style-name="_31_3">g</text:span><text:span text:style-name="_35_">l</text:span><text:span text:style-name="_37_">a</text:span><text:span text:style-name="_31_4">r</text:span><text:span text:style-name="_31_"> </text:span><text:span text:style-name="_39_">a</text:span><text:span text:style-name="_31_4">l</text:span><text:span text:style-name="_34_">a</text:span><text:span text:style-name="_38_">r</text:span><text:span text:style-name="_31_5">m</text:span><text:span text:style-name="_32_">s</text:span><text:span text:style-name="_37_">.</text:span><text:span text:style-name="_31_1"> </text:span><text:span text:style-name="_32_">A</text:span><text:span text:style-name="_31_0">n</text:span><text:span text:style-name="_31_3">d</text:span><text:span text:style-name="_31_"> </text:span><text:span text:style-name="_31_0">n</text:span><text:span text:style-name="_31_5">o</text:span><text:span text:style-name="_34_">w</text:span><text:span text:style-name="_36_"> </text:span><text:span text:style-name="_31_5">f</text:span><text:span text:style-name="_35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f</text:span><text:span text:style-name="_31_4">i</text:span><text:span text:style-name="_34_">r</text:span><text:span text:style-name="_31_0">s</text:span><text:span text:style-name="_31_4">t</text:span><text:span text:style-name="_31_"> </text:span><text:span text:style-name="_31_0">t</text:span><text:span text:style-name="_31_5">i</text:span><text:span text:style-name="_34_">m</text:span><text:span text:style-name="_38_">e</text:span><text:span text:style-name="_31_1"> </text:span><text:span text:style-name="_32_">M</text:span><text:span text:style-name="_38_">r</text:span><text:span text:style-name="_31_2">.</text:span><text:span text:style-name="_31_"> </text:span><text:span text:style-name="_39_">M</text:span><text:span text:style-name="_31_4">c</text:span><text:span text:style-name="_34_">W</text:span><text:span text:style-name="_38_">i</text:span><text:span text:style-name="_31_5">l</text:span><text:span text:style-name="_35_">l</text:span><text:span text:style-name="_37_">i</text:span><text:span text:style-name="_31_5">a</text:span><text:span text:style-name="_34_">m</text:span><text:span text:style-name="_38_">s</text:span><text:span text:style-name="_31_1"> </text:span><text:span text:style-name="_32_">s</text:span><text:span text:style-name="_38_">h</text:span><text:span text:style-name="_31_4">o</text:span><text:span text:style-name="_33_">w</text:span><text:span text:style-name="_38_">e</text:span><text:span text:style-name="_31_4">d</text:span><text:span text:style-name="_31_"> </text:span><text:span text:style-name="_37_">f</text:span><text:span text:style-name="_31_2">e</text:span><text:span text:style-name="_35_">e</text:span><text:span text:style-name="_31_0">l</text:span><text:span text:style-name="_31_3">i</text:span><text:span text:style-name="_35_">n</text:span><text:span text:style-name="_31_0">g</text:span><text:span text:style-name="_31_5">.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2">e</text:span><text:span text:style-name="_32_">v</text:span><text:span text:style-name="_39_">e</text:span><text:span text:style-name="_31_5">r</text:span><text:span text:style-name="_31_"> </text:span><text:span text:style-name="_31_0">I</text:span><text:span text:style-name="_31_1"> </text:span><text:span text:style-name="_35_">p</text:span><text:span text:style-name="_38_">e</text:span><text:span text:style-name="_31_5">r</text:span><text:span text:style-name="_33_">c</text:span><text:span text:style-name="_37_">e</text:span><text:span text:style-name="_31_5">i</text:span><text:span text:style-name="_35_">v</text:span><text:span text:style-name="_39_">e</text:span><text:span text:style-name="_31_1"> </text:span><text:span text:style-name="_35_">t</text:span><text:span text:style-name="_39_">h</text:span><text:span text:style-name="_31_5">i</text:span><text:span text:style-name="_33_">s</text:span><text:span text:style-name="_36_"> </text:span><text:span text:style-name="_31_3">s</text:span><text:span text:style-name="_33_">i</text:span><text:span text:style-name="_31_0">g</text:span><text:span text:style-name="_31_2">n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m</text:span><text:span text:style-name="_39_">a</text:span><text:span text:style-name="_31_4">n</text:span><text:span text:style-name="_34_">'</text:span><text:span text:style-name="_38_">s</text:span><text:span text:style-name="_31_1"> </text:span><text:span text:style-name="_33_">d</text:span><text:span text:style-name="_38_">i</text:span><text:span text:style-name="_31_2">a</text:span><text:span text:style-name="_34_">l</text:span><text:span text:style-name="_39_">,</text:span><text:span text:style-name="_31_1"> </text:span><text:span text:style-name="_34_">I</text:span><text:span text:style-name="_36_"> </text:span><text:span text:style-name="_31_4">c</text:span><text:span text:style-name="_35_">o</text:span><text:span text:style-name="_37_">m</text:span><text:span text:style-name="_31_5">p</text:span><text:span text:style-name="_35_">r</text:span><text:span text:style-name="_37_">e</text:span><text:span text:style-name="_31_2">h</text:span><text:span text:style-name="_35_">e</text:span><text:span text:style-name="_37_">n</text:span><text:span text:style-name="_31_2">d</text:span><text:span text:style-name="_31_"> </text:span><text:span text:style-name="_38_">i</text:span><text:span text:style-name="_31_3">t</text:span><text:span text:style-name="_35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l</text:span><text:span text:style-name="_37_">a</text:span><text:span text:style-name="_31_4">p</text:span><text:span text:style-name="_35_">s</text:span><text:span text:style-name="_38_">e</text:span><text:span text:style-name="_31_1"> </text:span><text:span text:style-name="_35_">i</text:span><text:span text:style-name="_38_">n</text:span><text:span text:style-name="_31_4">t</text:span><text:span text:style-name="_32_">o</text:span><text:span text:style-name="_36_"> </text:span><text:span text:style-name="_31_2">s</text:span><text:span text:style-name="_32_">i</text:span><text:span text:style-name="_37_">l</text:span><text:span text:style-name="_31_2">e</text:span><text:span text:style-name="_34_">n</text:span><text:span text:style-name="_37_">c</text:span><text:span text:style-name="_31_2">e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2_">g</text:span><text:span text:style-name="_37_">i</text:span><text:span text:style-name="_31_2">v</text:span><text:span text:style-name="_34_">e</text:span><text:span text:style-name="_36_"> </text:span><text:span text:style-name="_31_3">h</text:span><text:span text:style-name="_33_">i</text:span><text:span text:style-name="_38_">m</text:span><text:span text:style-name="_31_1"> </text:span><text:span text:style-name="_32_">o</text:span><text:span text:style-name="_31_0">p</text:span><text:span text:style-name="_31_5">p</text:span><text:span text:style-name="_35_">o</text:span><text:span text:style-name="_38_">r</text:span><text:span text:style-name="_31_2">t</text:span><text:span text:style-name="_32_">u</text:span><text:span text:style-name="_38_">n</text:span><text:span text:style-name="_31_4">i</text:span><text:span text:style-name="_35_">t</text:span><text:span text:style-name="_38_">y</text:span><text:span text:style-name="_31_1"> </text:span><text:span text:style-name="_33_">t</text:span><text:span text:style-name="_39_">o</text:span><text:span text:style-name="_31_1"> </text:span><text:span text:style-name="_32_">u</text:span><text:span text:style-name="_39_">n</text:span><text:span text:style-name="_31_2">l</text:span><text:span text:style-name="_33_">o</text:span><text:span text:style-name="_39_">a</text:span><text:span text:style-name="_31_5">d</text:span><text:span text:style-name="_31_"> </text:span><text:span text:style-name="_39_">h</text:span><text:span text:style-name="_31_2">i</text:span><text:span text:style-name="_32_">s</text:span><text:span text:style-name="_36_"> </text:span><text:span text:style-name="_31_3">h</text:span><text:span text:style-name="_33_">e</text:span><text:span text:style-name="_37_">a</text:span><text:span text:style-name="_31_4">r</text:span><text:span text:style-name="_33_">t</text:span><text:span text:style-name="_39_">.</text:span><text:span text:style-name="_31_1"> </text:span><text:span text:style-name="_34_">S</text:span><text:span text:style-name="_39_">a</text:span><text:span text:style-name="_31_4">i</text:span><text:span text:style-name="_35_">d</text:span><text:span text:style-name="_36_"> </text:span><text:span text:style-name="_31_5">h</text:span><text:span text:style-name="_35_">e</text:span><text:span text:style-name="_38_">,</text:span><text:span text:style-name="_31_1"> </text:span><text:span text:style-name="_32_">w</text:span><text:span text:style-name="_39_">i</text:span><text:span text:style-name="_31_4">t</text:span><text:span text:style-name="_35_">h</text:span><text:span text:style-name="_36_"> </text:span><text:span text:style-name="_31_5">b</text:span><text:span text:style-name="_35_">u</text:span><text:span text:style-name="_37_">t</text:span><text:span text:style-name="_31_1"> </text:span><text:span text:style-name="_35_">i</text:span><text:span text:style-name="_31_0">l</text:span><text:span text:style-name="_31_3">l-</text:span>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5_">"</text:span><text:span text:style-name="_37_">I</text:span><text:span text:style-name="_31_1"> </text:span><text:span text:style-name="_35_">d</text:span><text:span text:style-name="_39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9_">g</text:span><text:span text:style-name="_31_4">o</text:span><text:span text:style-name="_31_"> </text:span><text:span text:style-name="_37_">o</text:span><text:span text:style-name="_31_2">n</text:span><text:span text:style-name="_33_">e</text:span><text:span text:style-name="_36_"> </text:span><text:span text:style-name="_31_3">s</text:span><text:span text:style-name="_35_">i</text:span><text:span text:style-name="_37_">n</text:span><text:span text:style-name="_31_2">g</text:span><text:span text:style-name="_34_">l</text:span><text:span text:style-name="_31_0">e</text:span><text:span text:style-name="_31_1"> </text:span><text:span text:style-name="_34_">c</text:span><text:span text:style-name="_37_">e</text:span><text:span text:style-name="_31_3">n</text:span><text:span text:style-name="_32_">t</text:span><text:span text:style-name="_36_"> </text:span><text:span text:style-name="_31_4">o</text:span><text:span text:style-name="_34_">n</text:span><text:span text:style-name="_36_"> </text:span><text:span text:style-name="_31_3">b</text:span><text:span text:style-name="_33_">u</text:span><text:span text:style-name="_38_">r</text:span><text:span text:style-name="_31_5">g</text:span><text:span text:style-name="_32_">l</text:span><text:span text:style-name="_38_">a</text:span><text:span text:style-name="_31_3">r</text:span><text:span text:style-name="_31_"> </text:span><text:span text:style-name="_37_">a</text:span><text:span text:style-name="_31_5">l</text:span><text:span text:style-name="_35_">a</text:span><text:span text:style-name="_39_">r</text:span><text:span text:style-name="_31_3">m</text:span><text:span text:style-name="_32_">s</text:span><text:span text:style-name="_38_">,</text:span><text:span text:style-name="_31_1"> </text:span><text:span text:style-name="_32_">M</text:span><text:span text:style-name="_39_">r</text:span><text:span text:style-name="_31_4">.</text:span><text:span text:style-name="_31_"> </text:span><text:span text:style-name="_38_">T</text:span><text:span text:style-name="_31_3">w</text:span><text:span text:style-name="_33_">a</text:span><text:span text:style-name="_37_">i</text:span><text:span text:style-name="_31_3">n--</text:span><text:span text:style-name="_32_">n</text:span><text:span text:style-name="_39_">o</text:span><text:span text:style-name="_31_2">t</text:span><text:span text:style-name="_31_"> </text:span><text:span text:style-name="_39_">a</text:span><text:span text:style-name="_31_1"> </text:span><text:span text:style-name="_32_">s</text:span><text:span text:style-name="_31_0">i</text:span><text:span text:style-name="_31_4">n</text:span><text:span text:style-name="_34_">g</text:span><text:span text:style-name="_38_">l</text:span><text:span text:style-name="_31_5">e</text:span><text:span text:style-name="_31_"> </text:span><text:span text:style-name="_37_">c</text:span><text:span text:style-name="_31_3">e</text:span><text:span text:style-name="_35_">n</text:span><text:span text:style-name="_39_">t--</text:span><text:span text:style-name="_33_">a</text:span><text:span text:style-name="_31_0">n</text:span><text:span text:style-name="_31_5">d</text:span><text:span text:style-name="_31_"> </text:span><text:span text:style-name="_38_">I</text:span><text:span text:style-name="_31_1"> </text:span><text:span text:style-name="_33_">w</text:span><text:span text:style-name="_39_">i</text:span><text:span text:style-name="_31_5">l</text:span><text:span text:style-name="_33_">l</text:span><text:span text:style-name="_36_"> </text:span><text:span text:style-name="_31_4">t</text:span><text:span text:style-name="_34_">e</text:span><text:span text:style-name="_31_0">l</text:span><text:span text:style-name="_31_5">l</text:span><text:span text:style-name="_31_"> </text:span><text:span text:style-name="_38_">y</text:span><text:span text:style-name="_31_2">o</text:span><text:span text:style-name="_32_">u</text:span><text:span text:style-name="_36_"> </text:span><text:span text:style-name="_31_3">w</text:span><text:span text:style-name="_35_">h</text:span><text:span text:style-name="_38_">y</text:span><text:span text:style-name="_31_3">.</text:span><text:span text:style-name="_31_"> </text:span><text:span text:style-name="_39_">W</text:span><text:span text:style-name="_31_4">h</text:span><text:span text:style-name="_32_">e</text:span><text:span text:style-name="_31_0">n</text:span><text:span text:style-name="_31_1"> </text:span><text:span text:style-name="_33_">w</text:span><text:span text:style-name="_38_">e</text:span><text:span text:style-name="_31_1"> </text:span><text:span text:style-name="_32_">w</text:span><text:span text:style-name="_39_">e</text:span><text:span text:style-name="_31_5">r</text:span><text:span text:style-name="_35_">e</text:span><text:span text:style-name="_36_"> </text:span><text:span text:style-name="_31_4">f</text:span><text:span text:style-name="_35_">i</text:span><text:span text:style-name="_38_">n</text:span><text:span text:style-name="_31_2">i</text:span><text:span text:style-name="_35_">s</text:span><text:span text:style-name="_37_">h</text:span><text:span text:style-name="_31_3">i</text:span><text:span text:style-name="_33_">n</text:span><text:span text:style-name="_38_">g</text:span><text:span text:style-name="_31_1"> </text:span><text:span text:style-name="_34_">o</text:span><text:span text:style-name="_39_">u</text:span><text:span text:style-name="_31_5">r</text:span><text:span text:style-name="_31_"> </text:span><text:span text:style-name="_31_0">h</text:span><text:span text:style-name="_31_3">o</text:span><text:span text:style-name="_34_">u</text:span><text:span text:style-name="_38_">s</text:span><text:span text:style-name="_31_4">e</text:span><text:span text:style-name="_35_">,</text:span><text:span text:style-name="_36_"> </text:span><text:span text:style-name="_31_2">w</text:span><text:span text:style-name="_35_">e</text:span><text:span text:style-name="_36_"> </text:span><text:span text:style-name="_31_5">f</text:span><text:span text:style-name="_32_">o</text:span><text:span text:style-name="_31_0">u</text:span><text:span text:style-name="_31_4">n</text:span><text:span text:style-name="_32_">d</text:span><text:span text:style-name="_36_"> </text:span><text:span text:style-name="_31_3">w</text:span><text:span text:style-name="_33_">e</text:span><text:span text:style-name="_36_"> </text:span><text:span text:style-name="_31_2">h</text:span><text:span text:style-name="_35_">a</text:span><text:span text:style-name="_31_0">d</text:span><text:span text:style-name="_31_1"> </text:span><text:span text:style-name="_33_">a</text:span><text:span text:style-name="_36_"> </text:span><text:span text:style-name="_31_4">l</text:span><text:span text:style-name="_32_">i</text:span><text:span text:style-name="_31_0">t</text:span><text:span text:style-name="_31_4">t</text:span><text:span text:style-name="_35_">l</text:span><text:span text:style-name="_39_">e</text:span><text:span text:style-name="_31_1"> </text:span><text:span text:style-name="_34_">c</text:span><text:span text:style-name="_38_">a</text:span><text:span text:style-name="_31_3">s</text:span><text:span text:style-name="_35_">h</text:span><text:span text:style-name="_36_"> </text:span><text:span text:style-name="_31_3">l</text:span><text:span text:style-name="_34_">e</text:span><text:span text:style-name="_39_">f</text:span><text:span text:style-name="_31_5">t</text:span><text:span text:style-name="_31_"> </text:span><text:span text:style-name="_39_">o</text:span><text:span text:style-name="_31_5">v</text:span><text:span text:style-name="_32_">e</text:span><text:span text:style-name="_38_">r</text:span><text:span text:style-name="_31_4">,</text:span><text:span text:style-name="_31_"> </text:span><text:span text:style-name="_38_">o</text:span><text:span text:style-name="_31_3">n</text:span><text:span text:style-name="_31_"> </text:span><text:span text:style-name="_38_">a</text:span><text:span text:style-name="_31_3">c</text:span><text:span text:style-name="_32_">c</text:span><text:span text:style-name="_38_">o</text:span><text:span text:style-name="_31_3">u</text:span><text:span text:style-name="_32_">n</text:span><text:span text:style-name="_31_0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l</text:span><text:span text:style-name="_35_">u</text:span><text:span text:style-name="_31_0">m</text:span><text:span text:style-name="_31_2">b</text:span><text:span text:style-name="_33_">e</text:span><text:span text:style-name="_39_">r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k</text:span><text:span text:style-name="_31_4">n</text:span><text:span text:style-name="_35_">o</text:span><text:span text:style-name="_39_">w</text:span><text:span text:style-name="_31_3">i</text:span><text:span text:style-name="_35_">n</text:span><text:span text:style-name="_38_">g</text:span><text:span text:style-name="_31_1"> </text:span><text:span text:style-name="_35_">i</text:span><text:span text:style-name="_37_">t</text:span><text:span text:style-name="_31_4">.</text:span><text:span text:style-name="_31_"> </text:span><text:span text:style-name="_38_">I</text:span><text:span text:style-name="_31_1"> </text:span><text:span text:style-name="_35_">w</text:span><text:span text:style-name="_31_0">a</text:span><text:span text:style-name="_31_5">s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2">e</text:span><text:span text:style-name="_32_">n</text:span><text:span text:style-name="_37_">l</text:span><text:span text:style-name="_31_2">i</text:span><text:span text:style-name="_34_">g</text:span><text:span text:style-name="_38_">h</text:span><text:span text:style-name="_31_2">t</text:span><text:span text:style-name="_33_">e</text:span><text:span text:style-name="_37_">n</text:span><text:span text:style-name="_31_2">i</text:span><text:span text:style-name="_34_">n</text:span><text:span text:style-name="_37_">g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h</text:span><text:span text:style-name="_31_2">e</text:span><text:span text:style-name="_34_">a</text:span><text:span text:style-name="_31_0">t</text:span><text:span text:style-name="_31_5">h</text:span><text:span text:style-name="_33_">e</text:span><text:span text:style-name="_31_0">n</text:span><text:span text:style-name="_31_1"> </text:span><text:span text:style-name="_32_">w</text:span><text:span text:style-name="_37_">i</text:span><text:span text:style-name="_31_2">t</text:span><text:span text:style-name="_32_">h</text:span><text:span text:style-name="_36_"> </text:span><text:span text:style-name="_31_5">i</text:span><text:span text:style-name="_33_">t</text:span><text:span text:style-name="_39_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1_0">I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5">l</text:span><text:span text:style-name="_34_">w</text:span><text:span text:style-name="_39_">a</text:span><text:span text:style-name="_31_5">y</text:span><text:span text:style-name="_33_">s</text:span><text:span text:style-name="_36_"> </text:span><text:span text:style-name="_31_4">u</text:span><text:span text:style-name="_35_">n</text:span><text:span text:style-name="_38_">a</text:span><text:span text:style-name="_31_5">c</text:span><text:span text:style-name="_33_">c</text:span><text:span text:style-name="_38_">o</text:span><text:span text:style-name="_31_2">u</text:span><text:span text:style-name="_35_">n</text:span><text:span text:style-name="_38_">t</text:span><text:span text:style-name="_31_2">a</text:span><text:span text:style-name="_35_">b</text:span><text:span text:style-name="_37_">l</text:span><text:span text:style-name="_31_4">y</text:span><text:span text:style-name="_31_"> </text:span><text:span text:style-name="_39_">d</text:span><text:span text:style-name="_31_2">o</text:span><text:span text:style-name="_35_">w</text:span><text:span text:style-name="_31_0">n</text:span><text:span text:style-name="_31_1"> </text:span><text:span text:style-name="_33_">o</text:span><text:span text:style-name="_31_0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h</text:span><text:span text:style-name="_31_3">e</text:span><text:span text:style-name="_32_">a</text:span><text:span text:style-name="_37_">t</text:span><text:span text:style-name="_31_4">h</text:span><text:span text:style-name="_33_">e</text:span><text:span text:style-name="_39_">n</text:span><text:span text:style-name="_31_1"> </text:span><text:span text:style-name="_33_">s</text:span><text:span text:style-name="_38_">o</text:span><text:span text:style-name="_31_4">m</text:span><text:span text:style-name="_33_">e</text:span><text:span text:style-name="_37_">h</text:span><text:span text:style-name="_31_3">o</text:span><text:span text:style-name="_32_">w</text:span><text:span text:style-name="_31_0">;</text:span><text:span text:style-name="_31_1"> </text:span><text:span text:style-name="_34_">b</text:span><text:span text:style-name="_39_">u</text:span><text:span text:style-name="_31_2">t</text:span><text:span text:style-name="_31_"> </text:span><text:span text:style-name="_39_">M</text:span><text:span text:style-name="_31_5">r</text:span><text:span text:style-name="_35_">s</text:span><text:span text:style-name="_31_0">.</text:span><text:span text:style-name="_31_1"> </text:span><text:span text:style-name="_33_">M</text:span><text:span text:style-name="_39_">c</text:span><text:span text:style-name="_31_3">W</text:span><text:span text:style-name="_32_">i</text:span><text:span text:style-name="_39_">l</text:span><text:span text:style-name="_31_3">l</text:span><text:span text:style-name="_33_">i</text:span><text:span text:style-name="_38_">a</text:span><text:span text:style-name="_31_5">m</text:span><text:span text:style-name="_33_">s</text:span><text:span text:style-name="_36_"> </text:span><text:span text:style-name="_31_4">s</text:span><text:span text:style-name="_34_">a</text:span><text:span text:style-name="_37_">i</text:span><text:span text:style-name="_31_4">d</text:span><text:span text:style-name="_31_"> </text:span><text:span text:style-name="_31_0">n</text:span><text:span text:style-name="_31_2">o</text:span><text:span text:style-name="_32_">,</text:span><text:span text:style-name="_36_"> </text:span><text:span text:style-name="_31_4">l</text:span><text:span text:style-name="_34_">e</text:span><text:span text:style-name="_37_">t</text:span><text:span text:style-name="_31_3">'</text:span><text:span text:style-name="_33_">s</text:span><text:span text:style-name="_36_"> </text:span><text:span text:style-name="_31_4">h</text:span><text:span text:style-name="_33_">a</text:span><text:span text:style-name="_37_">v</text:span><text:span text:style-name="_31_5">e</text:span><text:span text:style-name="_31_"> </text:span><text:span text:style-name="_39_">a</text:span><text:span text:style-name="_31_1"> </text:span><text:span text:style-name="_32_">b</text:span><text:span text:style-name="_31_0">u</text:span><text:span text:style-name="_31_5">r</text:span><text:span text:style-name="_34_">g</text:span><text:span text:style-name="_31_0">l</text:span><text:span text:style-name="_31_4">a</text:span><text:span text:style-name="_33_">r</text:span><text:span text:style-name="_36_"> </text:span><text:span text:style-name="_31_5">a</text:span><text:span text:style-name="_33_">l</text:span><text:span text:style-name="_39_">a</text:span><text:span text:style-name="_31_3">r</text:span><text:span text:style-name="_35_">m</text:span><text:span text:style-name="_37_">.</text:span><text:span text:style-name="_31_1"> </text:span><text:span text:style-name="_35_">I</text:span><text:span text:style-name="_36_"> </text:span><text:span text:style-name="_31_2">a</text:span><text:span text:style-name="_33_">g</text:span><text:span text:style-name="_38_">r</text:span><text:span text:style-name="_31_3">e</text:span><text:span text:style-name="_34_">e</text:span><text:span text:style-name="_38_">d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4">i</text:span><text:span text:style-name="_35_">s</text:span><text:span text:style-name="_36_"> </text:span><text:span text:style-name="_31_4">c</text:span><text:span text:style-name="_34_">o</text:span><text:span text:style-name="_38_">m</text:span><text:span text:style-name="_31_4">p</text:span><text:span text:style-name="_33_">r</text:span><text:span text:style-name="_31_0">o</text:span><text:span text:style-name="_31_2">m</text:span><text:span text:style-name="_34_">i</text:span><text:span text:style-name="_39_">s</text:span><text:span text:style-name="_31_2">e</text:span><text:span text:style-name="_33_">.</text:span><text:span text:style-name="_36_"> </text:span><text:span text:style-name="_31_2">I</text:span><text:span text:style-name="_31_"> </text:span><text:span text:style-name="_38_">w</text:span><text:span text:style-name="_31_2">i</text:span><text:span text:style-name="_32_">l</text:span><text:span text:style-name="_37_">l</text:span><text:span text:style-name="_31_1"> </text:span><text:span text:style-name="_32_">e</text:span><text:span text:style-name="_38_">x</text:span><text:span text:style-name="_31_5">p</text:span><text:span text:style-name="_32_">l</text:span><text:span text:style-name="_39_">a</text:span><text:span text:style-name="_31_2">i</text:span><text:span text:style-name="_35_">n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1_0">w</text:span><text:span text:style-name="_31_2">h</text:span><text:span text:style-name="_33_">e</text:span><text:span text:style-name="_31_0">n</text:span><text:span text:style-name="_31_4">e</text:span><text:span text:style-name="_32_">v</text:span><text:span text:style-name="_31_0">e</text:span><text:span text:style-name="_31_2">r</text:span><text:span text:style-name="_31_"> </text:span><text:span text:style-name="_39_">I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a</text:span><text:span text:style-name="_31_"> </text:span><text:span text:style-name="_38_">t</text:span><text:span text:style-name="_31_3">h</text:span><text:span text:style-name="_33_">i</text:span><text:span text:style-name="_39_">n</text:span><text:span text:style-name="_31_4">g</text:span><text:span text:style-name="_33_">,</text:span><text:span text:style-name="_36_"> </text:span><text:span text:style-name="_31_2">a</text:span><text:span text:style-name="_32_">n</text:span><text:span text:style-name="_39_">d</text:span><text:span text:style-name="_31_1"> </text:span><text:span text:style-name="_32_">M</text:span><text:span text:style-name="_37_">r</text:span><text:span text:style-name="_31_5">s</text:span><text:span text:style-name="_32_">.</text:span><text:span text:style-name="_36_"> </text:span><text:span text:style-name="_31_3">M</text:span><text:span text:style-name="_35_">c</text:span><text:span text:style-name="_38_">W</text:span><text:span text:style-name="_31_3">i</text:span><text:span text:style-name="_33_">l</text:span><text:span text:style-name="_39_">l</text:span><text:span text:style-name="_31_2">i</text:span><text:span text:style-name="_34_">a</text:span><text:span text:style-name="_38_">m</text:span><text:span text:style-name="_31_3">s</text:span><text:span text:style-name="_31_"> </text:span><text:span text:style-name="_31_0">w</text:span><text:span text:style-name="_31_2">a</text:span><text:span text:style-name="_33_">n</text:span><text:span text:style-name="_31_0">t</text:span><text:span text:style-name="_31_3">s</text:span><text:span text:style-name="_31_"> </text:span><text:span text:style-name="_39_">a</text:span><text:span text:style-name="_31_5">n</text:span><text:span text:style-name="_34_">o</text:span><text:span text:style-name="_37_">t</text:span><text:span text:style-name="_31_4">h</text:span><text:span text:style-name="_35_">e</text:span><text:span text:style-name="_31_0">r</text:span><text:span text:style-name="_31_1"> </text:span><text:span text:style-name="_34_">t</text:span><text:span text:style-name="_37_">h</text:span><text:span text:style-name="_31_5">i</text:span><text:span text:style-name="_35_">n</text:span><text:span text:style-name="_38_">g</text:span><text:span text:style-name="_31_4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3">w</text:span><text:span text:style-name="_35_">e</text:span><text:span text:style-name="_36_"> </text:span><text:span text:style-name="_31_4">d</text:span><text:span text:style-name="_35_">e</text:span><text:span text:style-name="_39_">c</text:span><text:span text:style-name="_31_5">i</text:span><text:span text:style-name="_32_">d</text:span><text:span text:style-name="_31_0">e</text:span><text:span text:style-name="_31_1"> </text:span><text:span text:style-name="_32_">u</text:span><text:span text:style-name="_38_">p</text:span><text:span text:style-name="_31_5">o</text:span><text:span text:style-name="_32_">n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t</text:span><text:span text:style-name="_39_">h</text:span><text:span text:style-name="_31_2">i</text:span><text:span text:style-name="_34_">n</text:span><text:span text:style-name="_38_">g</text:span><text:span text:style-name="_31_1"> </text:span><text:span text:style-name="_34_">t</text:span><text:span text:style-name="_39_">h</text:span><text:span text:style-name="_31_3">a</text:span><text:span text:style-name="_32_">t</text:span><text:span text:style-name="_36_"> </text:span><text:span text:style-name="_31_2">M</text:span><text:span text:style-name="_32_">r</text:span><text:span text:style-name="_31_0">s</text:span><text:span text:style-name="_31_3">.</text:span><text:span text:style-name="_31_"> </text:span><text:span text:style-name="_37_">M</text:span><text:span text:style-name="_31_2">c</text:span><text:span text:style-name="_33_">W</text:span><text:span text:style-name="_37_">i</text:span><text:span text:style-name="_31_4">l</text:span><text:span text:style-name="_33_">l</text:span><text:span text:style-name="_39_">i</text:span><text:span text:style-name="_31_2">a</text:span><text:span text:style-name="_35_">m</text:span><text:span text:style-name="_37_">s</text:span><text:span text:style-name="_31_1"> </text:span><text:span text:style-name="_35_">w</text:span><text:span text:style-name="_39_">a</text:span><text:span text:style-name="_31_2">n</text:span><text:span text:style-name="_34_">t</text:span><text:span text:style-name="_31_0">s--</text:span>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--</text:span>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-</text:span>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--</text:span><text:span text:style-name="_33_">s</text:span><text:span text:style-name="_38_">a</text:span><text:span text:style-name="_31_3">y</text:span><text:span text:style-name="_31_"> </text:span><text:span text:style-name="_37_">a</text:span><text:span text:style-name="_31_1"> </text:span><text:span text:style-name="_32_">m</text:span><text:span text:style-name="_31_0">o</text:span><text:span text:style-name="_31_2">n</text:span><text:span text:style-name="_34_">t</text:span><text:span text:style-name="_39_">h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8_">n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n</text:span><text:span text:style-name="_31_5">i</text:span><text:span text:style-name="_32_">g</text:span><text:span text:style-name="_37_">h</text:span><text:span text:style-name="_31_2">t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m</text:span><text:span text:style-name="_32_">e</text:span><text:span text:style-name="_31_0">l</text:span><text:span text:style-name="_31_2">l</text:span><text:span text:style-name="_34_">e</text:span><text:span text:style-name="_39_">d</text:span><text:span text:style-name="_31_1"> </text:span><text:span text:style-name="_32_">s</text:span><text:span text:style-name="_39_">m</text:span><text:span text:style-name="_31_4">o</text:span><text:span text:style-name="_34_">k</text:span><text:span text:style-name="_38_">e</text:span><text:span text:style-name="_31_4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4">I</text:span><text:span text:style-name="_31_"> </text:span><text:span text:style-name="_31_0">w</text:span><text:span text:style-name="_31_4">a</text:span><text:span text:style-name="_35_">s</text:span><text:span text:style-name="_36_"> </text:span><text:span text:style-name="_31_4">a</text:span><text:span text:style-name="_32_">d</text:span><text:span text:style-name="_31_0">v</text:span><text:span text:style-name="_31_5">i</text:span><text:span text:style-name="_32_">s</text:span><text:span text:style-name="_38_">e</text:span><text:span text:style-name="_31_4">d</text:span><text:span text:style-name="_31_"> </text:span><text:span text:style-name="_37_">t</text:span><text:span text:style-name="_31_2">o</text:span><text:span text:style-name="_31_"> </text:span><text:span text:style-name="_39_">g</text:span><text:span text:style-name="_31_2">e</text:span><text:span text:style-name="_35_">t</text:span><text:span text:style-name="_36_"> </text:span><text:span text:style-name="_31_4">u</text:span><text:span text:style-name="_35_">p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s</text:span><text:span text:style-name="_38_">e</text:span><text:span text:style-name="_31_4">e</text:span><text:span text:style-name="_31_"> </text:span><text:span text:style-name="_31_0">w</text:span><text:span text:style-name="_31_5">h</text:span><text:span text:style-name="_35_">a</text:span><text:span text:style-name="_31_0">t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m</text:span><text:span text:style-name="_31_4">a</text:span><text:span text:style-name="_32_">t</text:span><text:span text:style-name="_39_">t</text:span><text:span text:style-name="_31_3">e</text:span><text:span text:style-name="_35_">r</text:span><text:span text:style-name="_36_"> </text:span><text:span text:style-name="_31_3">w</text:span><text:span text:style-name="_33_">a</text:span><text:span text:style-name="_31_0">s</text:span><text:span text:style-name="_31_5">.</text:span><text:span text:style-name="_31_"> </text:span><text:span text:style-name="_39_">I</text:span><text:span text:style-name="_31_1"> </text:span><text:span text:style-name="_35_">l</text:span><text:span text:style-name="_38_">i</text:span><text:span text:style-name="_31_3">t</text:span><text:span text:style-name="_31_"> </text:span><text:span text:style-name="_38_">a</text:span><text:span text:style-name="_31_1"> </text:span><text:span text:style-name="_33_">c</text:span><text:span text:style-name="_38_">a</text:span><text:span text:style-name="_31_2">n</text:span><text:span text:style-name="_35_">d</text:span><text:span text:style-name="_31_0">l</text:span><text:span text:style-name="_31_2">e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8_">t</text:span><text:span text:style-name="_31_3">a</text:span><text:span text:style-name="_35_">r</text:span><text:span text:style-name="_31_0">t</text:span><text:span text:style-name="_31_5">e</text:span><text:span text:style-name="_34_">d</text:span><text:span text:style-name="_36_"> </text:span><text:span text:style-name="_31_3">t</text:span><text:span text:style-name="_32_">o</text:span><text:span text:style-name="_38_">w</text:span><text:span text:style-name="_31_3">a</text:span><text:span text:style-name="_32_">r</text:span><text:span text:style-name="_38_">d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s</text:span><text:span text:style-name="_31_2">t</text:span><text:span text:style-name="_32_">a</text:span><text:span text:style-name="_37_">i</text:span><text:span text:style-name="_31_5">r</text:span><text:span text:style-name="_34_">s</text:span><text:span text:style-name="_38_">,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m</text:span><text:span text:style-name="_31_5">e</text:span><text:span text:style-name="_34_">t</text:span><text:span text:style-name="_36_"> </text:span><text:span text:style-name="_31_2">a</text:span><text:span text:style-name="_31_"> </text:span><text:span text:style-name="_37_">b</text:span><text:span text:style-name="_31_2">u</text:span><text:span text:style-name="_32_">r</text:span><text:span text:style-name="_37_">g</text:span><text:span text:style-name="_31_2">l</text:span><text:span text:style-name="_35_">a</text:span><text:span text:style-name="_39_">r</text:span><text:span text:style-name="_31_1"> </text:span><text:span text:style-name="_35_">c</text:span><text:span text:style-name="_37_">o</text:span><text:span text:style-name="_31_5">m</text:span><text:span text:style-name="_34_">i</text:span><text:span text:style-name="_39_">n</text:span><text:span text:style-name="_31_4">g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5">o</text:span><text:span text:style-name="_34_">f</text:span><text:span text:style-name="_36_"> </text:span><text:span text:style-name="_31_2">a</text:span><text:span text:style-name="_31_"> </text:span><text:span text:style-name="_37_">r</text:span><text:span text:style-name="_31_5">o</text:span><text:span text:style-name="_35_">o</text:span><text:span text:style-name="_38_">m</text:span><text:span text:style-name="_31_1"> </text:span><text:span text:style-name="_34_">w</text:span><text:span text:style-name="_38_">i</text:span><text:span text:style-name="_31_3">t</text:span><text:span text:style-name="_35_">h</text:span><text:span text:style-name="_36_"> </text:span><text:span text:style-name="_31_5">a</text:span><text:span text:style-name="_31_"> </text:span><text:span text:style-name="_39_">b</text:span><text:span text:style-name="_31_2">a</text:span><text:span text:style-name="_34_">s</text:span><text:span text:style-name="_39_">k</text:span><text:span text:style-name="_31_3">e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i</text:span><text:span text:style-name="_39_">n</text:span><text:span text:style-name="_31_2">w</text:span><text:span text:style-name="_35_">a</text:span><text:span text:style-name="_39_">r</text:span><text:span text:style-name="_31_3">e</text:span><text:span text:style-name="_33_">,</text:span><text:span text:style-name="_36_"> </text:span><text:span text:style-name="_31_3">w</text:span><text:span text:style-name="_34_">h</text:span><text:span text:style-name="_39_">i</text:span><text:span text:style-name="_31_3">c</text:span><text:span text:style-name="_32_">h</text:span><text:span text:style-name="_36_"> </text:span><text:span text:style-name="_31_3">h</text:span><text:span text:style-name="_35_">e</text:span><text:span text:style-name="_36_"> </text:span><text:span text:style-name="_31_5">h</text:span><text:span text:style-name="_33_">a</text:span><text:span text:style-name="_39_">d</text:span><text:span text:style-name="_31_1"> </text:span><text:span text:style-name="_34_">m</text:span><text:span text:style-name="_37_">i</text:span><text:span text:style-name="_31_4">s</text:span><text:span text:style-name="_33_">t</text:span><text:span text:style-name="_39_">a</text:span><text:span text:style-name="_31_5">k</text:span><text:span text:style-name="_35_">e</text:span><text:span text:style-name="_37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s</text:span><text:span text:style-name="_31_3">o</text:span><text:span text:style-name="_33_">l</text:span><text:span text:style-name="_37_">i</text:span><text:span text:style-name="_31_5">d</text:span><text:span text:style-name="_31_"> </text:span><text:span text:style-name="_37_">s</text:span><text:span text:style-name="_31_5">i</text:span><text:span text:style-name="_32_">l</text:span><text:span text:style-name="_38_">v</text:span><text:span text:style-name="_31_4">e</text:span><text:span text:style-name="_34_">r</text:span><text:span text:style-name="_36_"> </text:span><text:span text:style-name="_31_2">i</text:span><text:span text:style-name="_32_">n</text:span><text:span text:style-name="_36_"> </text:span><text:span text:style-name="_31_4">t</text:span><text:span text:style-name="_32_">h</text:span><text:span text:style-name="_38_">e</text:span><text:span text:style-name="_31_1"> </text:span><text:span text:style-name="_32_">d</text:span><text:span text:style-name="_38_">a</text:span><text:span text:style-name="_31_2">r</text:span><text:span text:style-name="_34_">k</text:span><text:span text:style-name="_39_">.</text:span><text:span text:style-name="_31_1"> </text:span><text:span text:style-name="_35_">H</text:span><text:span text:style-name="_31_0">e</text:span><text:span text:style-name="_31_1"> </text:span><text:span text:style-name="_32_">w</text:span><text:span text:style-name="_38_">a</text:span><text:span text:style-name="_31_3">s</text:span><text:span text:style-name="_31_"> </text:span><text:span text:style-name="_38_">s</text:span><text:span text:style-name="_31_2">m</text:span><text:span text:style-name="_34_">o</text:span><text:span text:style-name="_39_">k</text:span><text:span text:style-name="_31_2">i</text:span><text:span text:style-name="_35_">n</text:span><text:span text:style-name="_37_">g</text:span><text:span text:style-name="_31_1"> </text:span><text:span text:style-name="_32_">a</text:span><text:span text:style-name="_36_"> </text:span><text:span text:style-name="_31_3">p</text:span><text:span text:style-name="_35_">i</text:span><text:span text:style-name="_37_">p</text:span><text:span text:style-name="_31_2">e</text:span><text:span text:style-name="_32_">.</text:span><text:span text:style-name="_36_"> </text:span><text:span text:style-name="_31_5">I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5">,</text:span><text:span text:style-name="_31_"> </text:span><text:span text:style-name="_37_">'</text:span><text:span text:style-name="_31_4">M</text:span><text:span text:style-name="_33_">y</text:span><text:span text:style-name="_36_"> </text:span><text:span text:style-name="_31_5">f</text:span><text:span text:style-name="_34_">r</text:span><text:span text:style-name="_31_0">i</text:span><text:span text:style-name="_31_2">e</text:span><text:span text:style-name="_35_">n</text:span><text:span text:style-name="_39_">d</text:span><text:span text:style-name="_31_5">,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5">a</text:span><text:span text:style-name="_33_">l</text:span><text:span text:style-name="_39_">l</text:span><text:span text:style-name="_31_5">o</text:span><text:span text:style-name="_33_">w</text:span><text:span text:style-name="_36_"> </text:span><text:span text:style-name="_31_3">s</text:span><text:span text:style-name="_33_">m</text:span><text:span text:style-name="_37_">o</text:span><text:span text:style-name="_31_2">k</text:span><text:span text:style-name="_33_">i</text:span><text:span text:style-name="_38_">n</text:span><text:span text:style-name="_31_3">g</text:span><text:span text:style-name="_31_"> </text:span><text:span text:style-name="_38_">i</text:span><text:span text:style-name="_31_5">n</text:span><text:span text:style-name="_31_"> </text:span><text:span text:style-name="_37_">t</text:span><text:span text:style-name="_31_3">h</text:span><text:span text:style-name="_32_">i</text:span><text:span text:style-name="_37_">s</text:span><text:span text:style-name="_31_1"> </text:span><text:span text:style-name="_32_">r</text:span><text:span text:style-name="_39_">o</text:span><text:span text:style-name="_31_2">o</text:span><text:span text:style-name="_35_">m</text:span><text:span text:style-name="_38_">.</text:span><text:span text:style-name="_31_5">'</text:span><text:span text:style-name="_31_"> </text:span><text:span text:style-name="_39_">H</text:span><text:span text:style-name="_31_2">e</text:span><text:span text:style-name="_31_"> </text:span><text:span text:style-name="_37_">s</text:span><text:span text:style-name="_31_4">a</text:span><text:span text:style-name="_35_">i</text:span><text:span text:style-name="_38_">d</text:span><text:span text:style-name="_31_1"> </text:span><text:span text:style-name="_33_">h</text:span><text:span text:style-name="_31_0">e</text:span><text:span text:style-name="_31_1"> </text:span><text:span text:style-name="_33_">w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2_">s</text:span><text:span text:style-name="_38_">t</text:span><text:span text:style-name="_31_4">r</text:span><text:span text:style-name="_32_">a</text:span><text:span text:style-name="_31_0">n</text:span><text:span text:style-name="_31_5">g</text:span><text:span text:style-name="_35_">e</text:span><text:span text:style-name="_31_0">r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c</text:span><text:span text:style-name="_34_">o</text:span><text:span text:style-name="_31_0">u</text:span><text:span text:style-name="_31_4">l</text:span><text:span text:style-name="_33_">d</text:span><text:span text:style-name="_36_"> </text:span><text:span text:style-name="_31_4">n</text:span><text:span text:style-name="_32_">o</text:span><text:span text:style-name="_39_">t</text:span><text:span text:style-name="_31_1"> </text:span><text:span text:style-name="_34_">b</text:span><text:span text:style-name="_38_">e</text:span><text:span text:style-name="_31_1"> </text:span><text:span text:style-name="_35_">e</text:span><text:span text:style-name="_39_">x</text:span><text:span text:style-name="_31_2">p</text:span><text:span text:style-name="_34_">e</text:span><text:span text:style-name="_31_0">c</text:span><text:span text:style-name="_31_5">t</text:span><text:span text:style-name="_35_">e</text:span><text:span text:style-name="_38_">d</text:span><text:span text:style-name="_31_1"> </text:span><text:span text:style-name="_34_">t</text:span><text:span text:style-name="_38_">o</text:span><text:span text:style-name="_31_1"> </text:span><text:span text:style-name="_34_">k</text:span><text:span text:style-name="_31_0">n</text:span><text:span text:style-name="_31_2">o</text:span><text:span text:style-name="_32_">w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r</text:span><text:span text:style-name="_31_0">u</text:span><text:span text:style-name="_31_2">l</text:span><text:span text:style-name="_35_">e</text:span><text:span text:style-name="_39_">s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h</text:span><text:span text:style-name="_31_2">o</text:span><text:span text:style-name="_34_">u</text:span><text:span text:style-name="_39_">s</text:span><text:span text:style-name="_31_2">e</text:span><text:span text:style-name="_33_">:</text:span><text:span text:style-name="_36_"> </text:span><text:span text:style-name="_31_4">s</text:span><text:span text:style-name="_33_">a</text:span><text:span text:style-name="_31_0">i</text:span><text:span text:style-name="_31_2">d</text:span><text:span text:style-name="_31_"> </text:span><text:span text:style-name="_31_0">h</text:span><text:span text:style-name="_31_3">e</text:span><text:span text:style-name="_31_"> </text:span><text:span text:style-name="_37_">h</text:span><text:span text:style-name="_31_5">a</text:span><text:span text:style-name="_34_">d</text:span><text:span text:style-name="_36_"> </text:span><text:span text:style-name="_31_5">b</text:span><text:span text:style-name="_34_">e</text:span><text:span text:style-name="_38_">e</text:span><text:span text:style-name="_31_2">n</text:span><text:span text:style-name="_31_"> </text:span><text:span text:style-name="_39_">i</text:span><text:span text:style-name="_31_4">n</text:span><text:span text:style-name="_31_"> </text:span><text:span text:style-name="_37_">m</text:span><text:span text:style-name="_31_4">a</text:span><text:span text:style-name="_32_">n</text:span><text:span text:style-name="_31_0">y</text:span><text:span text:style-name="_31_1"> </text:span><text:span text:style-name="_32_">h</text:span><text:span text:style-name="_31_0">o</text:span><text:span text:style-name="_31_3">u</text:span><text:span text:style-name="_33_">s</text:span><text:span text:style-name="_37_">e</text:span><text:span text:style-name="_31_2">s</text:span><text:span text:style-name="_31_"> </text:span><text:span text:style-name="_31_0">j</text:span><text:span text:style-name="_31_4">u</text:span><text:span text:style-name="_34_">s</text:span><text:span text:style-name="_39_">t</text:span><text:span text:style-name="_31_1"> </text:span><text:span text:style-name="_34_">a</text:span><text:span text:style-name="_38_">s</text:span><text:span text:style-name="_31_1"> </text:span><text:span text:style-name="_33_">g</text:span><text:span text:style-name="_31_0">o</text:span><text:span text:style-name="_31_5">o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t</text:span><text:span text:style-name="_33_">h</text:span><text:span text:style-name="_31_0">i</text:span><text:span text:style-name="_31_2">s</text:span><text:span text:style-name="_31_"> </text:span><text:span text:style-name="_39_">o</text:span><text:span text:style-name="_31_2">n</text:span><text:span text:style-name="_34_">e</text:span><text:span text:style-name="_39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1_0">i</text:span><text:span text:style-name="_31_2">t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n</text:span><text:span text:style-name="_35_">e</text:span><text:span text:style-name="_38_">v</text:span><text:span text:style-name="_31_2">e</text:span><text:span text:style-name="_34_">r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9_">o</text:span><text:span text:style-name="_31_2">b</text:span><text:span text:style-name="_35_">j</text:span><text:span text:style-name="_31_0">e</text:span><text:span text:style-name="_31_3">c</text:span><text:span text:style-name="_35_">t</text:span><text:span text:style-name="_38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8_">b</text:span><text:span text:style-name="_31_4">e</text:span><text:span text:style-name="_33_">f</text:span><text:span text:style-name="_39_">o</text:span><text:span text:style-name="_31_5">r</text:span><text:span text:style-name="_33_">e</text:span><text:span text:style-name="_37_">.</text:span><text:span text:style-name="_31_1"> </text:span><text:span text:style-name="_33_">H</text:span><text:span text:style-name="_31_0">e</text:span><text:span text:style-name="_31_1"> </text:span><text:span text:style-name="_34_">a</text:span><text:span text:style-name="_39_">d</text:span><text:span text:style-name="_31_3">d</text:span><text:span text:style-name="_33_">e</text:span><text:span text:style-name="_39_">d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2">a</text:span><text:span text:style-name="_34_">s</text:span><text:span text:style-name="_36_"> </text:span><text:span text:style-name="_31_4">f</text:span><text:span text:style-name="_34_">a</text:span><text:span text:style-name="_39_">r</text:span><text:span text:style-name="_31_1"> </text:span><text:span text:style-name="_35_">a</text:span><text:span text:style-name="_37_">s</text:span><text:span text:style-name="_31_1"> </text:span><text:span text:style-name="_34_">h</text:span><text:span text:style-name="_38_">i</text:span><text:span text:style-name="_31_4">s</text:span><text:span text:style-name="_31_"> </text:span><text:span text:style-name="_31_0">e</text:span><text:span text:style-name="_31_5">x</text:span><text:span text:style-name="_32_">p</text:span><text:span text:style-name="_37_">e</text:span><text:span text:style-name="_31_3">r</text:span><text:span text:style-name="_32_">i</text:span><text:span text:style-name="_39_">e</text:span><text:span text:style-name="_31_4">n</text:span><text:span text:style-name="_33_">c</text:span><text:span text:style-name="_31_0">e</text:span><text:span text:style-name="_31_1"> </text:span><text:span text:style-name="_34_">w</text:span><text:span text:style-name="_38_">e</text:span><text:span text:style-name="_31_4">n</text:span><text:span text:style-name="_32_">t</text:span><text:span text:style-name="_38_">,</text:span><text:span text:style-name="_31_1"> </text:span><text:span text:style-name="_32_">s</text:span><text:span text:style-name="_37_">u</text:span><text:span text:style-name="_31_4">c</text:span><text:span text:style-name="_33_">h</text:span><text:span text:style-name="_36_"> </text:span><text:span text:style-name="_31_2">r</text:span><text:span text:style-name="_32_">u</text:span><text:span text:style-name="_38_">l</text:span><text:span text:style-name="_31_5">e</text:span><text:span text:style-name="_34_">s</text:span><text:span text:style-name="_36_"> </text:span><text:span text:style-name="_31_4">h</text:span><text:span text:style-name="_34_">a</text:span><text:span text:style-name="_38_">d</text:span><text:span text:style-name="_31_1"> </text:span><text:span text:style-name="_35_">n</text:span><text:span text:style-name="_38_">e</text:span><text:span text:style-name="_31_3">v</text:span><text:span text:style-name="_35_">e</text:span><text:span text:style-name="_37_">r</text:span><text:span text:style-name="_31_1"> </text:span><text:span text:style-name="_34_">b</text:span><text:span text:style-name="_31_0">e</text:span><text:span text:style-name="_31_5">e</text:span><text:span text:style-name="_32_">n</text:span><text:span text:style-name="_36_"> </text:span><text:span text:style-name="_31_2">c</text:span><text:span text:style-name="_32_">o</text:span><text:span text:style-name="_31_0">n</text:span><text:span text:style-name="_31_5">s</text:span><text:span text:style-name="_34_">i</text:span><text:span text:style-name="_39_">d</text:span><text:span text:style-name="_31_2">e</text:span><text:span text:style-name="_35_">r</text:span><text:span text:style-name="_31_0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y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3">u</text:span><text:span text:style-name="_35_">r</text:span><text:span text:style-name="_39_">g</text:span><text:span text:style-name="_31_3">l</text:span><text:span text:style-name="_33_">a</text:span><text:span text:style-name="_31_0">r</text:span><text:span text:style-name="_31_2">s</text:span><text:span text:style-name="_32_">,</text:span><text:span text:style-name="_36_"> </text:span><text:span text:style-name="_31_2">a</text:span><text:span text:style-name="_35_">n</text:span><text:span text:style-name="_31_0">y</text:span><text:span text:style-name="_31_4">w</text:span><text:span text:style-name="_32_">a</text:span><text:span text:style-name="_37_">y</text:span><text:span text:style-name="_31_3">.</text:span></text:p>
      <text:p text:style-name="P1"><text:span text:style-name="_34_">"</text:span><text:span text:style-name="_37_">I</text:span><text:span text:style-name="_31_1"> </text:span><text:span text:style-name="_34_">s</text:span><text:span text:style-name="_38_">a</text:span><text:span text:style-name="_31_2">i</text:span><text:span text:style-name="_35_">d</text:span><text:span text:style-name="_31_0">:</text:span><text:span text:style-name="_31_1"> </text:span><text:span text:style-name="_34_">'</text:span><text:span text:style-name="_31_0">S</text:span><text:span text:style-name="_31_2">m</text:span><text:span text:style-name="_32_">o</text:span><text:span text:style-name="_39_">k</text:span><text:span text:style-name="_31_2">e</text:span><text:span text:style-name="_31_"> </text:span><text:span text:style-name="_37_">a</text:span><text:span text:style-name="_31_2">l</text:span><text:span text:style-name="_35_">o</text:span><text:span text:style-name="_38_">n</text:span><text:span text:style-name="_31_2">g</text:span><text:span text:style-name="_32_">,</text:span><text:span text:style-name="_36_"> </text:span><text:span text:style-name="_31_5">t</text:span><text:span text:style-name="_34_">h</text:span><text:span text:style-name="_37_">e</text:span><text:span text:style-name="_31_4">n</text:span><text:span text:style-name="_35_">,</text:span><text:span text:style-name="_36_"> </text:span><text:span text:style-name="_31_2">i</text:span><text:span text:style-name="_32_">f</text:span><text:span text:style-name="_36_"> </text:span><text:span text:style-name="_31_4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c</text:span><text:span text:style-name="_37_">u</text:span><text:span text:style-name="_31_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1:58.67</meta:creation-date>
    <dc:title>Haathi</dc:title>
    <meta:editing-duration>PT5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0:32:56.97</dc:date>
    <meta:template xlink:type="simple" xlink:actuate="onRequest" xlink:title="Haathi" xlink:href="file:///C:/Users/kwa/AppData/Roaming/OpenOffice/4/user/template/Haathi.ott" meta:date="2016-02-22T20:31:58.29"/>
  </office:meta>
</office:document-meta>
</file>